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82cm" table:align="left" style:writing-mode="lr-tb"/>
    </style:style>
    <style:style style:name="Table1.A" style:family="table-column">
      <style:table-column-properties style:column-width="15.58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="0.002cm 0.035cm 0.002cm" fo:padding-left="0.199cm" fo:padding-right="0.199cm" fo:padding-top="0cm" fo:padding-bottom="0cm" fo:border="0.039cm double #000000" style:writing-mode="lr-tb"/>
    </style:style>
    <style:style style:name="P1" style:family="paragraph" style:parent-style-name="Standard" style:master-page-name="Standard">
      <style:paragraph-properties style:page-number="auto"/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3.302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Helvetica" fo:font-size="11pt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Helvetica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Standard">
      <style:paragraph-properties fo:margin-left="12.002cm" fo:margin-right="-0.004cm" style:line-height-at-least="0.423cm" fo:text-align="center" style:justify-single-word="false" fo:text-indent="0cm" style:auto-text-indent="false" fo:padding-left="0cm" fo:padding-right="0.071cm" fo:padding-top="0.035cm" fo:padding-bottom="0.035cm" fo:border="0.018cm solid #000000">
        <style:tab-stops>
          <style:tab-stop style:position="-3.75cm"/>
        </style:tab-stops>
      </style:paragraph-properties>
      <style:text-properties fo:color="#000000" style:font-name="Helvetica" fo:font-size="11pt" style:font-size-asian="11pt" style:font-size-complex="11pt"/>
    </style:style>
    <style:style style:name="P11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4.801cm"/>
          <style:tab-stop style:position="5.801cm"/>
          <style:tab-stop style:position="9.802cm"/>
          <style:tab-stop style:position="10.802cm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margin-left="0cm" fo:margin-right="-0.079cm" fo:margin-top="0.141cm" fo:margin-bottom="0cm" fo:text-align="justify" style:justify-single-word="false" fo:hyphenation-ladder-count="no-limit" fo:text-indent="0cm" style:auto-text-indent="false" style:snap-to-layout-grid="false">
        <style:tab-stops>
          <style:tab-stop style:position="1.002cm"/>
          <style:tab-stop style:position="1.799cm"/>
          <style:tab-stop style:position="2.499cm"/>
        </style:tab-stops>
      </style:paragraph-properties>
      <style:text-properties style:font-name="Helvetica" fo:font-size="11pt" style:text-underline-style="solid" style:text-underline-width="auto" style:text-underline-color="font-color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left="1.051cm" fo:margin-right="0.302cm" fo:margin-top="0cm" fo:margin-bottom="0.212cm" fo:text-align="justify" style:justify-single-word="false" fo:hyphenation-ladder-count="no-limit" fo:text-indent="-1.051cm" style:auto-text-indent="false">
        <style:tab-stops>
          <style:tab-stop style:position="0cm"/>
          <style:tab-stop style:position="11.001cm" style:leader-style="dotted" style:leader-text=".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left="1.051cm" fo:margin-right="0cm" fo:text-align="justify" style:justify-single-word="false" fo:hyphenation-ladder-count="no-limit" fo:text-indent="0cm" style:auto-text-indent="false">
        <style:tab-stops>
          <style:tab-stop style:position="0.748cm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1.801cm" fo:margin-right="0.302cm" fo:text-align="justify" style:justify-single-word="false" fo:hyphenation-ladder-count="no-limit" fo:text-indent="-0.75cm" style:auto-text-indent="false">
        <style:tab-stops>
          <style:tab-stop style:position="-0.002cm"/>
          <style:tab-stop style:position="13.002cm" style:leader-style="dotted" style:leader-text=".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.3cm" fo:margin-top="0cm" fo:margin-bottom="0.176cm" fo:text-align="justify" style:justify-single-word="false" fo:hyphenation-ladder-count="no-limit" fo:text-indent="0cm" style:auto-text-indent="false">
        <style:tab-stops>
          <style:tab-stop style:position="1.799cm"/>
          <style:tab-stop style:position="14.803cm" style:leader-style="dotted" style:leader-text=".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.302cm" fo:margin-top="0cm" fo:margin-bottom="0.176cm" fo:text-align="justify" style:justify-single-word="false" fo:hyphenation-ladder-count="no-limit" fo:text-indent="0cm" style:auto-text-indent="false">
        <style:tab-stops>
          <style:tab-stop style:position="1.051cm"/>
          <style:tab-stop style:position="14.803cm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21" style:family="paragraph" style:parent-style-name="Standard">
      <style:paragraph-properties fo:margin-left="1.051cm" fo:margin-right="0cm" fo:margin-top="0cm" fo:margin-bottom="0.212cm" fo:text-align="justify" style:justify-single-word="false" fo:hyphenation-ladder-count="no-limit" fo:text-indent="-1.051cm" style:auto-text-indent="false">
        <style:tab-stops>
          <style:tab-stop style:position="-0.049cm"/>
        </style:tab-stops>
      </style:paragraph-properties>
      <style:text-properties style:font-name="Helvetica" fo:font-size="11pt" style:font-size-asian="11pt" style:font-size-complex="11pt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.194cm"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Helvetica" fo:font-size="11pt" style:font-size-asian="11pt" style:font-name-complex="Arial" style:font-size-complex="11pt" fo:hyphenate="false" fo:hyphenation-remain-char-count="2" fo:hyphenation-push-char-count="2"/>
    </style:style>
    <style:style style:name="P23" style:family="paragraph" style:parent-style-name="Corps_20_de_20_texte_20_2">
      <style:paragraph-properties fo:margin-left="0cm" fo:margin-right="0cm" fo:text-indent="0cm" style:auto-text-indent="false"/>
      <style:text-properties style:font-name="Helvetica" fo:font-size="11pt" style:font-size-asian="11pt" style:font-name-complex="Arial" style:font-size-complex="11pt"/>
    </style:style>
    <style:style style:name="P24" style:family="paragraph" style:parent-style-name="Corps_20_de_20_texte_20_2">
      <style:paragraph-properties fo:margin-left="0cm" fo:margin-right="0cm" fo:margin-top="0cm" fo:margin-bottom="0.388cm" fo:text-indent="0cm" style:auto-text-indent="false">
        <style:tab-stops>
          <style:tab-stop style:position="8.251cm"/>
          <style:tab-stop style:position="16.503cm"/>
        </style:tab-stops>
      </style:paragraph-properties>
      <style:text-properties style:font-name="Helvetica" fo:font-size="11pt" style:font-size-asian="11pt" style:font-name-complex="Arial" style:font-size-complex="11pt"/>
    </style:style>
    <style:style style:name="P25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26" style:family="paragraph" style:parent-style-name="Heading_20_1">
      <style:paragraph-properties fo:margin-left="0cm" fo:margin-right="-0.004cm" fo:text-indent="0cm" style:auto-text-indent="false">
        <style:tab-stops/>
      </style:paragraph-properties>
      <style:text-properties style:font-name="Helvetica" fo:font-size="11pt" style:font-size-asian="11pt" style:font-size-complex="11pt"/>
    </style:style>
    <style:style style:name="P27" style:family="paragraph" style:parent-style-name="Heading_20_1">
      <style:paragraph-properties fo:margin-left="0cm" fo:margin-right="-0.004cm" fo:text-indent="0cm" style:auto-text-indent="false" fo:break-before="page">
        <style:tab-stops/>
      </style:paragraph-properties>
      <style:text-properties style:font-name="Helvetica" fo:font-size="11pt" style:font-size-asian="11pt" style:font-size-complex="11pt"/>
    </style:style>
    <style:style style:name="P28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Helvetica" fo:font-size="11pt" style:font-size-asian="11pt" style:font-size-complex="11pt"/>
    </style:style>
    <style:style style:name="P29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Helvetica" fo:font-size="11pt" style:font-size-asian="11pt" style:font-name-complex="Arial" style:font-size-complex="11pt"/>
    </style:style>
    <style:style style:name="P30" style:family="paragraph" style:parent-style-name="Text_20_body">
      <style:paragraph-properties fo:margin-left="0cm" fo:margin-right="0.3cm" fo:margin-top="0cm" fo:margin-bottom="0.176cm" fo:line-height="150%" fo:text-align="end" style:justify-single-word="false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Helvetica" fo:font-size="11pt" style:font-size-asian="11pt" style:font-name-complex="Arial" style:font-size-complex="11pt"/>
    </style:style>
    <style:style style:name="T1" style:family="text">
      <style:text-properties fo:color="#800000"/>
    </style:style>
    <style:style style:name="T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name-asian="Courier New" style:font-weight-asian="bold" style:font-name-complex="Courier New"/>
    </style:style>
    <style:style style:name="T7" style:family="text">
      <style:text-properties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%#include </text:span><text:span text:style-name="T6">enTetesDecisionRFM</text:span><text:span text:style-name="T4">#%</text:span></text:p>
      <text:p text:style-name="P2"/>
      <text:p text:style-name="P2"/>
      <text:p text:style-name="P8">%=OBJET=%</text:p>
      <text:p text:style-name="P3"/>
      <text:p text:style-name="P3"/>
      <text:p text:style-name="P3">%=TITRE=%</text:p>
      <text:p text:style-name="P3"/>
      <text:p text:style-name="P3">%=MONTANT=%</text:p>
      <text:p text:style-name="P3"/>
      <text:p text:style-name="P3">%=LOI=%</text:p>
      <text:p text:style-name="P3"/>
      <text:p text:style-name="P3">%=MEDECIN=%</text:p>
      <text:p text:style-name="P3"/>
      <text:p text:style-name="P3">%=SALUTATIONS=%</text:p>
      <text:p text:style-name="P3"/>
      <text:p text:style-name="P3"/>
      <text:p text:style-name="P25"><text:span text:style-name="T1"><text:tab/></text:span><text:span text:style-name="T2">%#</text:span><text:span text:style-name="T3">include <text:s/>signatureRFM</text:span><text:span text:style-name="T2">#%</text:span></text:p>
      <text:p text:style-name="P9"/>
      <text:p text:style-name="P9"/>
      <text:p text:style-name="P10">%=VERSO=%</text:p>
      <text:h text:style-name="P26" text:outline-level="1" text:is-list-header="true"/>
      <text:h text:style-name="P27" text:outline-level="1"/>
      <text:h text:style-name="P26" text:outline-level="1"/>
      <text:h text:style-name="P26" text:outline-level="1">%=POUR_MEDECIN=%</text:h>
      <text:p text:style-name="P11"/>
      <text:p text:style-name="P12">%=TITRE_DOCTEUR=%</text:p>
      <text:p text:style-name="P11">%=PATIENT=%</text:p>
      <text:p text:style-name="P11">%=ARTICLE_LOI=% %=CITATION_LOI=%</text:p>
      <text:p text:style-name="P14">%=RENSEIGNEMENT=%</text:p>
      <text:p text:style-name="P2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%=REPONSE_MEDECIN=%</text:p>
            <text:p text:style-name="P4"><text:tab/></text:p>
            <text:p text:style-name="P16">1.<text:tab/>%=PATIENT_REGIME=%</text:p>
            <text:p text:style-name="P17"><text:span text:style-name="T7"><text:tab/>%=REGIME_DIABETIQUE=%</text:span></text:p>
            <text:p text:style-name="P18"><text:span text:style-name="T7"><text:tab/>%=REGIME_ALIMENTAIRE=% %=DETAILS_REGIME=%<text:tab/><text:line-break/><text:tab/><text:line-break/><text:tab/></text:span></text:p>
            <text:p text:style-name="P19"><text:tab/><text:tab/></text:p>
            <text:p text:style-name="P28"><text:span text:style-name="T7">2.<text:tab/>%=NECESSITE_REGIME=%<text:tab/></text:span><text:span text:style-name="T7"> %=OUI=%<text:tab/></text:span><text:span text:style-name="T7"> %=NON=%</text:span></text:p>
            <text:p text:style-name="P20">3.<text:tab/>%=DUREE=%………………………………………………………………</text:p>
            <text:p text:style-name="P21"><text:span text:style-name="T7">4.<text:tab/>%=DEPENSES1=% <text:line-break/></text:span><text:span text:style-name="T5">%=IMPORTANTES=%</text:span><text:span text:style-name="T7"> %=DEPENSES2=%</text:span></text:p>
            <text:p text:style-name="P13"><text:span text:style-name="T7"><text:tab/></text:span><text:span text:style-name="T7"><text:tab/>%=OUI=%<text:tab/></text:span><text:span text:style-name="T7"><text:tab/>%=NON=%</text:span></text:p>
            <text:p text:style-name="P7"><text:tab/>Sceau et signature du médecin</text:p>
            <text:p text:style-name="P5"/>
            <text:p text:style-name="P5"/>
            <text:p text:style-name="P5"/>
            <text:p text:style-name="P6"/>
            <text:p text:style-name="P22">%=DATE=%<text:tab/></text:p>
          </table:table-cell>
        </table:table-row>
      </table:table>
      <text:p text:style-name="P23"/>
      <text:p text:style-name="P29">%=FRAIS_SUP=%</text:p>
      <text:p text:style-name="P29">%=SALUTATIONS_DOCTEUR=%</text:p>
      <text:p text:style-name="P24"/>
      <text:p text:style-name="P30">%=SERVIC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3" draw:display-name="msArrowStealthEnd 3" svg:viewBox="0 0 140 350" svg:d="m70 0 70 350-70-140-70 14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margin-top="0cm" fo:margin-bottom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3T16:29:00</meta:creation-date>
    <dc:date>2015-11-23T13:23:46.45</dc:date>
    <meta:print-date>2009-04-27T16:18:00</meta:print-date>
    <meta:editing-cycles>17</meta:editing-cycles>
    <meta:editing-duration>PT22H56M58S</meta:editing-duration>
    <meta:document-statistic meta:table-count="1" meta:image-count="0" meta:object-count="0" meta:page-count="2" meta:paragraph-count="29" meta:word-count="50" meta:character-count="566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141396029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